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ce2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>
            <text:p>Base</text:p>
          </table:table-cell>
          <table:table-cell office:value-type="float" office:value="261.626" calcext:value-type="float">
            <text:p>261.626</text:p>
          </table:table-cell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av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Note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Divisor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Error</text:p>
          </table:table-cell>
          <table:table-cell>
            <draw:frame table:end-cell-address="Sheet1.M38" table:end-x="2.727cm" table:end-y="0.407cm" draw:z-index="0" draw:name="Chart 1" draw:style-name="gr1" draw:text-style-name="P1" svg:width="24.702cm" svg:height="16.408cm" svg:x="0.065cm" svg:y="0.064cm">
              <draw:object draw:notify-on-update-of-ranges="Sheet1.E6:Sheet1.E6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3" table:formula="of:=[.B1]/(POWER(2;[.B2]))" office:value-type="float" office:value="65.4065" calcext:value-type="float">
            <text:p>65.41</text:p>
          </table:table-cell>
          <table:table-cell table:formula="of:=INT([.$B$3]/[.B6]+0.5)" office:value-type="float" office:value="76445" calcext:value-type="float">
            <text:p>76445</text:p>
          </table:table-cell>
          <table:table-cell table:style-name="ce5" table:formula="of:=[.$B$3]/[.C6]" office:value-type="float" office:value="65.4065014062398" calcext:value-type="float">
            <text:p>65.41</text:p>
          </table:table-cell>
          <table:table-cell table:style-name="ce7" table:formula="of:=ABS([.D6]-[.B6])/[.B6]*100" office:value-type="percentage" office:value="0.00000215000006039638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#</text:p>
          </table:table-cell>
          <table:table-cell table:style-name="ce3" table:formula="of:=[.B6]*POWER(2;1/12)" office:value-type="float" office:value="69.2957728812113" calcext:value-type="float">
            <text:p>69.30</text:p>
          </table:table-cell>
          <table:table-cell table:formula="of:=INT([.$B$3]/[.B7]+0.5)" office:value-type="float" office:value="72154" calcext:value-type="float">
            <text:p>72154</text:p>
          </table:table-cell>
          <table:table-cell table:style-name="ce5" table:formula="of:=[.$B$3]/[.C7]" office:value-type="float" office:value="69.2962275133742" calcext:value-type="float">
            <text:p>69.30</text:p>
          </table:table-cell>
          <table:table-cell table:style-name="ce7" table:formula="of:=ABS([.D7]-[.B7])/[.B7]*100" office:value-type="percentage" office:value="0.00065607488599208" calcext:value-type="percentage">
            <text:p>0.07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7]*POWER(2;1/12)" office:value-type="float" office:value="73.416313962747" calcext:value-type="float">
            <text:p>73.42</text:p>
          </table:table-cell>
          <table:table-cell table:formula="of:=INT([.$B$3]/[.B8]+0.5)" office:value-type="float" office:value="68105" calcext:value-type="float">
            <text:p>68105</text:p>
          </table:table-cell>
          <table:table-cell table:style-name="ce5" table:formula="of:=[.$B$3]/[.C8]" office:value-type="float" office:value="73.4160487482564" calcext:value-type="float">
            <text:p>73.42</text:p>
          </table:table-cell>
          <table:table-cell table:style-name="ce7" table:formula="of:=ABS([.D8]-[.B8])/[.B8]*100" office:value-type="percentage" office:value="0.000361247352698455" calcext:value-type="percentage">
            <text:p>0.04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8]*POWER(2;1/12)" office:value-type="float" office:value="77.7818751674255" calcext:value-type="float">
            <text:p>77.78</text:p>
          </table:table-cell>
          <table:table-cell table:formula="of:=INT([.$B$3]/[.B9]+0.5)" office:value-type="float" office:value="64282" calcext:value-type="float">
            <text:p>64282</text:p>
          </table:table-cell>
          <table:table-cell table:style-name="ce5" table:formula="of:=[.$B$3]/[.C9]" office:value-type="float" office:value="77.7822718645966" calcext:value-type="float">
            <text:p>77.78</text:p>
          </table:table-cell>
          <table:table-cell table:style-name="ce7" table:formula="of:=ABS([.D9]-[.B9])/[.B9]*100" office:value-type="percentage" office:value="0.000510012352218004" calcext:value-type="percentage">
            <text:p>0.05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3" table:formula="of:=[.B9]*POWER(2;1/12)" office:value-type="float" office:value="82.407026149949" calcext:value-type="float">
            <text:p>82.41</text:p>
          </table:table-cell>
          <table:table-cell table:formula="of:=INT([.$B$3]/[.B10]+0.5)" office:value-type="float" office:value="60674" calcext:value-type="float">
            <text:p>60674</text:p>
          </table:table-cell>
          <table:table-cell table:style-name="ce5" table:formula="of:=[.$B$3]/[.C10]" office:value-type="float" office:value="82.4076210567953" calcext:value-type="float">
            <text:p>82.41</text:p>
          </table:table-cell>
          <table:table-cell table:style-name="ce7" table:formula="of:=ABS([.D10]-[.B10])/[.B10]*100" office:value-type="percentage" office:value="0.000721912771394004" calcext:value-type="percentage">
            <text:p>0.07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 </text:p>
          </table:table-cell>
          <table:table-cell table:style-name="ce3" table:formula="of:=[.B10]*POWER(2;1/12)" office:value-type="float" office:value="87.3072029217724" calcext:value-type="float">
            <text:p>87.31</text:p>
          </table:table-cell>
          <table:table-cell table:formula="of:=INT([.$B$3]/[.B11]+0.5)" office:value-type="float" office:value="57269" calcext:value-type="float">
            <text:p>57269</text:p>
          </table:table-cell>
          <table:table-cell table:style-name="ce5" table:formula="of:=[.$B$3]/[.C11]" office:value-type="float" office:value="87.3072692032339" calcext:value-type="float">
            <text:p>87.31</text:p>
          </table:table-cell>
          <table:table-cell table:style-name="ce7" table:formula="of:=ABS([.D11]-[.B11])/[.B11]*100" office:value-type="percentage" office:value="0.0000759175179909976" calcext:value-type="percentage">
            <text:p>0.01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#</text:p>
          </table:table-cell>
          <table:table-cell table:style-name="ce3" table:formula="of:=[.B11]*POWER(2;1/12)" office:value-type="float" office:value="92.4987593673559" calcext:value-type="float">
            <text:p>92.50</text:p>
          </table:table-cell>
          <table:table-cell table:formula="of:=INT([.$B$3]/[.B12]+0.5)" office:value-type="float" office:value="54055" calcext:value-type="float">
            <text:p>54055</text:p>
          </table:table-cell>
          <table:table-cell table:style-name="ce5" table:formula="of:=[.$B$3]/[.C12]" office:value-type="float" office:value="92.4983812783276" calcext:value-type="float">
            <text:p>92.50</text:p>
          </table:table-cell>
          <table:table-cell table:style-name="ce7" table:formula="of:=ABS([.D12]-[.B12])/[.B12]*100" office:value-type="percentage" office:value="0.000408750377645472" calcext:value-type="percentage">
            <text:p>0.04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 </text:p>
          </table:table-cell>
          <table:table-cell table:style-name="ce3" table:formula="of:=[.B12]*POWER(2;1/12)" office:value-type="float" office:value="97.9990218237347" calcext:value-type="float">
            <text:p>98.00</text:p>
          </table:table-cell>
          <table:table-cell table:formula="of:=INT([.$B$3]/[.B13]+0.5)" office:value-type="float" office:value="51021" calcext:value-type="float">
            <text:p>51021</text:p>
          </table:table-cell>
          <table:table-cell table:style-name="ce5" table:formula="of:=[.$B$3]/[.C13]" office:value-type="float" office:value="97.9988632131867" calcext:value-type="float">
            <text:p>98.00</text:p>
          </table:table-cell>
          <table:table-cell table:style-name="ce7" table:formula="of:=ABS([.D13]-[.B13])/[.B13]*100" office:value-type="percentage" office:value="0.000161849113408058" calcext:value-type="percentage">
            <text:p>0.02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#</text:p>
          </table:table-cell>
          <table:table-cell table:style-name="ce3" table:formula="of:=[.B13]*POWER(2;1/12)" office:value-type="float" office:value="103.826346905558" calcext:value-type="float">
            <text:p>103.83</text:p>
          </table:table-cell>
          <table:table-cell table:formula="of:=INT([.$B$3]/[.B14]+0.5)" office:value-type="float" office:value="48157" calcext:value-type="float">
            <text:p>48157</text:p>
          </table:table-cell>
          <table:table-cell table:style-name="ce5" table:formula="of:=[.$B$3]/[.C14]" office:value-type="float" office:value="103.827065639471" calcext:value-type="float">
            <text:p>103.83</text:p>
          </table:table-cell>
          <table:table-cell table:style-name="ce7" table:formula="of:=ABS([.D14]-[.B14])/[.B14]*100" office:value-type="percentage" office:value="0.000692246172821032" calcext:value-type="percentage">
            <text:p>0.07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ce3" table:formula="of:=[.B14]*POWER(2;1/12)" office:value-type="float" office:value="110.000182768584" calcext:value-type="float">
            <text:p>110.00</text:p>
          </table:table-cell>
          <table:table-cell table:formula="of:=INT([.$B$3]/[.B15]+0.5)" office:value-type="float" office:value="45454" calcext:value-type="float">
            <text:p>45454</text:p>
          </table:table-cell>
          <table:table-cell table:style-name="ce5" table:formula="of:=[.$B$3]/[.C15]" office:value-type="float" office:value="110.00132001584" calcext:value-type="float">
            <text:p>110.00</text:p>
          </table:table-cell>
          <table:table-cell table:style-name="ce7" table:formula="of:=ABS([.D15]-[.B15])/[.B15]*100" office:value-type="percentage" office:value="0.00103385942402429" calcext:value-type="percentage">
            <text:p>0.10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#</text:p>
          </table:table-cell>
          <table:table-cell table:style-name="ce3" table:formula="of:=[.B15]*POWER(2;1/12)" office:value-type="float" office:value="116.541134016092" calcext:value-type="float">
            <text:p>116.54</text:p>
          </table:table-cell>
          <table:table-cell table:formula="of:=INT([.$B$3]/[.B16]+0.5)" office:value-type="float" office:value="42903" calcext:value-type="float">
            <text:p>42903</text:p>
          </table:table-cell>
          <table:table-cell table:style-name="ce5" table:formula="of:=[.$B$3]/[.C16]" office:value-type="float" office:value="116.541966762231" calcext:value-type="float">
            <text:p>116.54</text:p>
          </table:table-cell>
          <table:table-cell table:style-name="ce7" table:formula="of:=ABS([.D16]-[.B16])/[.B16]*100" office:value-type="percentage" office:value="0.000714551257691938" calcext:value-type="percentage">
            <text:p>0.07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ce3" table:formula="of:=[.B16]*POWER(2;1/12)" office:value-type="float" office:value="123.47103046483" calcext:value-type="float">
            <text:p>123.47</text:p>
          </table:table-cell>
          <table:table-cell table:formula="of:=INT([.$B$3]/[.B17]+0.5)" office:value-type="float" office:value="40495" calcext:value-type="float">
            <text:p>40495</text:p>
          </table:table-cell>
          <table:table-cell table:style-name="ce5" table:formula="of:=[.$B$3]/[.C17]" office:value-type="float" office:value="123.472033584393" calcext:value-type="float">
            <text:p>123.47</text:p>
          </table:table-cell>
          <table:table-cell table:style-name="ce7" table:formula="of:=ABS([.D17]-[.B17])/[.B17]*100" office:value-type="percentage" office:value="0.000812433134261755" calcext:value-type="percentage">
            <text:p>0.08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3" table:formula="of:=[.B17]*POWER(2;1/12)" office:value-type="float" office:value="130.813" calcext:value-type="float">
            <text:p>130.81</text:p>
          </table:table-cell>
          <table:table-cell table:formula="of:=INT([.$B$3]/[.B18]+0.5)" office:value-type="float" office:value="38223" calcext:value-type="float">
            <text:p>38223</text:p>
          </table:table-cell>
          <table:table-cell table:style-name="ce5" table:formula="of:=[.$B$3]/[.C18]" office:value-type="float" office:value="130.811291630694" calcext:value-type="float">
            <text:p>130.81</text:p>
          </table:table-cell>
          <table:table-cell table:style-name="ce7" table:formula="of:=ABS([.D18]-[.B18])/[.B18]*100" office:value-type="percentage" office:value="0.00130596294440962" calcext:value-type="percentage">
            <text:p>0.13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#</text:p>
          </table:table-cell>
          <table:table-cell table:style-name="ce3" table:formula="of:=[.B18]*POWER(2;1/12)" office:value-type="float" office:value="138.591545762423" calcext:value-type="float">
            <text:p>138.59</text:p>
          </table:table-cell>
          <table:table-cell table:formula="of:=INT([.$B$3]/[.B19]+0.5)" office:value-type="float" office:value="36077" calcext:value-type="float">
            <text:p>36077</text:p>
          </table:table-cell>
          <table:table-cell table:style-name="ce5" table:formula="of:=[.$B$3]/[.C19]" office:value-type="float" office:value="138.592455026748" calcext:value-type="float">
            <text:p>138.59</text:p>
          </table:table-cell>
          <table:table-cell table:style-name="ce7" table:formula="of:=ABS([.D19]-[.B19])/[.B19]*100" office:value-type="percentage" office:value="0.000656074885951064" calcext:value-type="percentage">
            <text:p>0.07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19]*POWER(2;1/12)" office:value-type="float" office:value="146.832627925494" calcext:value-type="float">
            <text:p>146.83</text:p>
          </table:table-cell>
          <table:table-cell table:formula="of:=INT([.$B$3]/[.B20]+0.5)" office:value-type="float" office:value="34052" calcext:value-type="float">
            <text:p>34052</text:p>
          </table:table-cell>
          <table:table-cell table:style-name="ce5" table:formula="of:=[.$B$3]/[.C20]" office:value-type="float" office:value="146.834253494655" calcext:value-type="float">
            <text:p>146.83</text:p>
          </table:table-cell>
          <table:table-cell table:style-name="ce7" table:formula="of:=ABS([.D20]-[.B20])/[.B20]*100" office:value-type="percentage" office:value="0.00110708987785326" calcext:value-type="percentage">
            <text:p>0.11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20]*POWER(2;1/12)" office:value-type="float" office:value="155.563750334851" calcext:value-type="float">
            <text:p>155.56</text:p>
          </table:table-cell>
          <table:table-cell table:formula="of:=INT([.$B$3]/[.B21]+0.5)" office:value-type="float" office:value="32141" calcext:value-type="float">
            <text:p>32141</text:p>
          </table:table-cell>
          <table:table-cell table:style-name="ce5" table:formula="of:=[.$B$3]/[.C21]" office:value-type="float" office:value="155.564543729193" calcext:value-type="float">
            <text:p>155.56</text:p>
          </table:table-cell>
          <table:table-cell table:style-name="ce7" table:formula="of:=ABS([.D21]-[.B21])/[.B21]*100" office:value-type="percentage" office:value="0.000510012352181464" calcext:value-type="percentage">
            <text:p>0.05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3" table:formula="of:=[.B21]*POWER(2;1/12)" office:value-type="float" office:value="164.814052299898" calcext:value-type="float">
            <text:p>164.81</text:p>
          </table:table-cell>
          <table:table-cell table:formula="of:=INT([.$B$3]/[.B22]+0.5)" office:value-type="float" office:value="30337" calcext:value-type="float">
            <text:p>30337</text:p>
          </table:table-cell>
          <table:table-cell table:style-name="ce5" table:formula="of:=[.$B$3]/[.C22]" office:value-type="float" office:value="164.815242113591" calcext:value-type="float">
            <text:p>164.82</text:p>
          </table:table-cell>
          <table:table-cell table:style-name="ce7" table:formula="of:=ABS([.D22]-[.B22])/[.B22]*100" office:value-type="percentage" office:value="0.000721912771359514" calcext:value-type="percentage">
            <text:p>0.07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 </text:p>
          </table:table-cell>
          <table:table-cell table:style-name="ce3" table:formula="of:=[.B22]*POWER(2;1/12)" office:value-type="float" office:value="174.614405843545" calcext:value-type="float">
            <text:p>174.61</text:p>
          </table:table-cell>
          <table:table-cell table:formula="of:=INT([.$B$3]/[.B23]+0.5)" office:value-type="float" office:value="28635" calcext:value-type="float">
            <text:p>28635</text:p>
          </table:table-cell>
          <table:table-cell table:style-name="ce5" table:formula="of:=[.$B$3]/[.C23]" office:value-type="float" office:value="174.611489436005" calcext:value-type="float">
            <text:p>174.61</text:p>
          </table:table-cell>
          <table:table-cell table:style-name="ce7" table:formula="of:=ABS([.D23]-[.B23])/[.B23]*100" office:value-type="percentage" office:value="0.00167019870200563" calcext:value-type="percentage">
            <text:p>0.17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#</text:p>
          </table:table-cell>
          <table:table-cell table:style-name="ce3" table:formula="of:=[.B23]*POWER(2;1/12)" office:value-type="float" office:value="184.997518734712" calcext:value-type="float">
            <text:p>185.00</text:p>
          </table:table-cell>
          <table:table-cell table:formula="of:=INT([.$B$3]/[.B24]+0.5)" office:value-type="float" office:value="27027" calcext:value-type="float">
            <text:p>27027</text:p>
          </table:table-cell>
          <table:table-cell table:style-name="ce5" table:formula="of:=[.$B$3]/[.C24]" office:value-type="float" office:value="185.000185000185" calcext:value-type="float">
            <text:p>185.00</text:p>
          </table:table-cell>
          <table:table-cell table:style-name="ce7" table:formula="of:=ABS([.D24]-[.B24])/[.B24]*100" office:value-type="percentage" office:value="0.00144124391042925" calcext:value-type="percentage">
            <text:p>0.14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 </text:p>
          </table:table-cell>
          <table:table-cell table:style-name="ce3" table:formula="of:=[.B24]*POWER(2;1/12)" office:value-type="float" office:value="195.998043647469" calcext:value-type="float">
            <text:p>196.00</text:p>
          </table:table-cell>
          <table:table-cell table:formula="of:=INT([.$B$3]/[.B25]+0.5)" office:value-type="float" office:value="25510" calcext:value-type="float">
            <text:p>25510</text:p>
          </table:table-cell>
          <table:table-cell table:style-name="ce5" table:formula="of:=[.$B$3]/[.C25]" office:value-type="float" office:value="196.001568012544" calcext:value-type="float">
            <text:p>196.00</text:p>
          </table:table-cell>
          <table:table-cell table:style-name="ce7" table:formula="of:=ABS([.D25]-[.B25])/[.B25]*100" office:value-type="percentage" office:value="0.00179816339441559" calcext:value-type="percentage">
            <text:p>0.18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#</text:p>
          </table:table-cell>
          <table:table-cell table:style-name="ce3" table:formula="of:=[.B25]*POWER(2;1/12)" office:value-type="float" office:value="207.652693811116" calcext:value-type="float">
            <text:p>207.65</text:p>
          </table:table-cell>
          <table:table-cell table:formula="of:=INT([.$B$3]/[.B26]+0.5)" office:value-type="float" office:value="24079" calcext:value-type="float">
            <text:p>24079</text:p>
          </table:table-cell>
          <table:table-cell table:style-name="ce5" table:formula="of:=[.$B$3]/[.C26]" office:value-type="float" office:value="207.649819344657" calcext:value-type="float">
            <text:p>207.65</text:p>
          </table:table-cell>
          <table:table-cell table:style-name="ce7" table:formula="of:=ABS([.D26]-[.B26])/[.B26]*100" office:value-type="percentage" office:value="0.00138426639514839" calcext:value-type="percentage">
            <text:p>0.14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ce3" table:formula="of:=[.B26]*POWER(2;1/12)" office:value-type="float" office:value="220.000365537168" calcext:value-type="float">
            <text:p>220.00</text:p>
          </table:table-cell>
          <table:table-cell table:formula="of:=INT([.$B$3]/[.B27]+0.5)" office:value-type="float" office:value="22727" calcext:value-type="float">
            <text:p>22727</text:p>
          </table:table-cell>
          <table:table-cell table:style-name="ce5" table:formula="of:=[.$B$3]/[.C27]" office:value-type="float" office:value="220.00264003168" calcext:value-type="float">
            <text:p>220.00</text:p>
          </table:table-cell>
          <table:table-cell table:style-name="ce7" table:formula="of:=ABS([.D27]-[.B27])/[.B27]*100" office:value-type="percentage" office:value="0.00103385942398554" calcext:value-type="percentage">
            <text:p>0.10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#</text:p>
          </table:table-cell>
          <table:table-cell table:style-name="ce3" table:formula="of:=[.B27]*POWER(2;1/12)" office:value-type="float" office:value="233.082268032185" calcext:value-type="float">
            <text:p>233.08</text:p>
          </table:table-cell>
          <table:table-cell table:formula="of:=INT([.$B$3]/[.B28]+0.5)" office:value-type="float" office:value="21452" calcext:value-type="float">
            <text:p>21452</text:p>
          </table:table-cell>
          <table:table-cell table:style-name="ce5" table:formula="of:=[.$B$3]/[.C28]" office:value-type="float" office:value="233.078500839083" calcext:value-type="float">
            <text:p>233.08</text:p>
          </table:table-cell>
          <table:table-cell table:style-name="ce7" table:formula="of:=ABS([.D28]-[.B28])/[.B28]*100" office:value-type="percentage" office:value="0.0016162504053909" calcext:value-type="percentage">
            <text:p>0.16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ce3" table:formula="of:=[.B28]*POWER(2;1/12)" office:value-type="float" office:value="246.942060929661" calcext:value-type="float">
            <text:p>246.94</text:p>
          </table:table-cell>
          <table:table-cell table:formula="of:=INT([.$B$3]/[.B29]+0.5)" office:value-type="float" office:value="20248" calcext:value-type="float">
            <text:p>20248</text:p>
          </table:table-cell>
          <table:table-cell table:style-name="ce5" table:formula="of:=[.$B$3]/[.C29]" office:value-type="float" office:value="246.937969182141" calcext:value-type="float">
            <text:p>246.94</text:p>
          </table:table-cell>
          <table:table-cell table:style-name="ce7" table:formula="of:=ABS([.D29]-[.B29])/[.B29]*100" office:value-type="percentage" office:value="0.00165696661965059" calcext:value-type="percentage">
            <text:p>0.17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4" table:formula="of:=[.B29]*POWER(2;1/12)" office:value-type="float" office:value="261.626" calcext:value-type="float">
            <text:p>261.63</text:p>
          </table:table-cell>
          <table:table-cell table:style-name="ce1" table:formula="of:=INT([.$B$3]/[.B30]+0.5)" office:value-type="float" office:value="19111" calcext:value-type="float">
            <text:p>19111</text:p>
          </table:table-cell>
          <table:table-cell table:style-name="ce6" table:formula="of:=[.$B$3]/[.C30]" office:value-type="float" office:value="261.62942807807" calcext:value-type="float">
            <text:p>261.63</text:p>
          </table:table-cell>
          <table:table-cell table:style-name="ce8" table:formula="of:=ABS([.D30]-[.B30])/[.B30]*100" office:value-type="percentage" office:value="0.00131029716849403" calcext:value-type="percentage">
            <text:p>0.13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#</text:p>
          </table:table-cell>
          <table:table-cell table:style-name="ce3" table:formula="of:=[.B30]*POWER(2;1/12)" office:value-type="float" office:value="277.183091524845" calcext:value-type="float">
            <text:p>277.18</text:p>
          </table:table-cell>
          <table:table-cell table:formula="of:=INT([.$B$3]/[.B31]+0.5)" office:value-type="float" office:value="18039" calcext:value-type="float">
            <text:p>18039</text:p>
          </table:table-cell>
          <table:table-cell table:style-name="ce5" table:formula="of:=[.$B$3]/[.C31]" office:value-type="float" office:value="277.17722711902" calcext:value-type="float">
            <text:p>277.18</text:p>
          </table:table-cell>
          <table:table-cell table:style-name="ce7" table:formula="of:=ABS([.D31]-[.B31])/[.B31]*100" office:value-type="percentage" office:value="0.00211571557018842" calcext:value-type="percentage">
            <text:p>0.21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31]*POWER(2;1/12)" office:value-type="float" office:value="293.665255850988" calcext:value-type="float">
            <text:p>293.67</text:p>
          </table:table-cell>
          <table:table-cell table:formula="of:=INT([.$B$3]/[.B32]+0.5)" office:value-type="float" office:value="17026" calcext:value-type="float">
            <text:p>17026</text:p>
          </table:table-cell>
          <table:table-cell table:style-name="ce5" table:formula="of:=[.$B$3]/[.C32]" office:value-type="float" office:value="293.66850698931" calcext:value-type="float">
            <text:p>293.67</text:p>
          </table:table-cell>
          <table:table-cell table:style-name="ce7" table:formula="of:=ABS([.D32]-[.B32])/[.B32]*100" office:value-type="percentage" office:value="0.00110708987781455" calcext:value-type="percentage">
            <text:p>0.11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32]*POWER(2;1/12)" office:value-type="float" office:value="311.127500669702" calcext:value-type="float">
            <text:p>311.13</text:p>
          </table:table-cell>
          <table:table-cell table:formula="of:=INT([.$B$3]/[.B33]+0.5)" office:value-type="float" office:value="16071" calcext:value-type="float">
            <text:p>16071</text:p>
          </table:table-cell>
          <table:table-cell table:style-name="ce5" table:formula="of:=[.$B$3]/[.C33]" office:value-type="float" office:value="311.119407628648" calcext:value-type="float">
            <text:p>311.12</text:p>
          </table:table-cell>
          <table:table-cell table:style-name="ce7" table:formula="of:=ABS([.D33]-[.B33])/[.B33]*100" office:value-type="percentage" office:value="0.00260119759163594" calcext:value-type="percentage">
            <text:p>0.26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3" table:formula="of:=[.B33]*POWER(2;1/12)" office:value-type="float" office:value="329.628104599796" calcext:value-type="float">
            <text:p>329.63</text:p>
          </table:table-cell>
          <table:table-cell table:formula="of:=INT([.$B$3]/[.B34]+0.5)" office:value-type="float" office:value="15169" calcext:value-type="float">
            <text:p>15169</text:p>
          </table:table-cell>
          <table:table-cell table:style-name="ce5" table:formula="of:=[.$B$3]/[.C34]" office:value-type="float" office:value="329.61961895972" calcext:value-type="float">
            <text:p>329.62</text:p>
          </table:table-cell>
          <table:table-cell table:style-name="ce7" table:formula="of:=ABS([.D34]-[.B34])/[.B34]*100" office:value-type="percentage" office:value="0.00257430721395822" calcext:value-type="percentage">
            <text:p>0.26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 </text:p>
          </table:table-cell>
          <table:table-cell table:style-name="ce3" table:formula="of:=[.B34]*POWER(2;1/12)" office:value-type="float" office:value="349.22881168709" calcext:value-type="float">
            <text:p>349.23</text:p>
          </table:table-cell>
          <table:table-cell table:formula="of:=INT([.$B$3]/[.B35]+0.5)" office:value-type="float" office:value="14317" calcext:value-type="float">
            <text:p>14317</text:p>
          </table:table-cell>
          <table:table-cell table:style-name="ce5" table:formula="of:=[.$B$3]/[.C35]" office:value-type="float" office:value="349.235174966823" calcext:value-type="float">
            <text:p>349.24</text:p>
          </table:table-cell>
          <table:table-cell table:style-name="ce7" table:formula="of:=ABS([.D35]-[.B35])/[.B35]*100" office:value-type="percentage" office:value="0.00182209471840791" calcext:value-type="percentage">
            <text:p>0.18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#</text:p>
          </table:table-cell>
          <table:table-cell table:style-name="ce3" table:formula="of:=[.B35]*POWER(2;1/12)" office:value-type="float" office:value="369.995037469424" calcext:value-type="float">
            <text:p>370.00</text:p>
          </table:table-cell>
          <table:table-cell table:formula="of:=INT([.$B$3]/[.B36]+0.5)" office:value-type="float" office:value="13514" calcext:value-type="float">
            <text:p>13514</text:p>
          </table:table-cell>
          <table:table-cell table:style-name="ce5" table:formula="of:=[.$B$3]/[.C36]" office:value-type="float" office:value="369.986680479503" calcext:value-type="float">
            <text:p>369.99</text:p>
          </table:table-cell>
          <table:table-cell table:style-name="ce7" table:formula="of:=ABS([.D36]-[.B36])/[.B36]*100" office:value-type="percentage" office:value="0.00225867621852001" calcext:value-type="percentage">
            <text:p>0.23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 </text:p>
          </table:table-cell>
          <table:table-cell table:style-name="ce3" table:formula="of:=[.B36]*POWER(2;1/12)" office:value-type="float" office:value="391.996087294939" calcext:value-type="float">
            <text:p>392.00</text:p>
          </table:table-cell>
          <table:table-cell table:formula="of:=INT([.$B$3]/[.B37]+0.5)" office:value-type="float" office:value="12755" calcext:value-type="float">
            <text:p>12755</text:p>
          </table:table-cell>
          <table:table-cell table:style-name="ce5" table:formula="of:=[.$B$3]/[.C37]" office:value-type="float" office:value="392.003136025088" calcext:value-type="float">
            <text:p>392.00</text:p>
          </table:table-cell>
          <table:table-cell table:style-name="ce7" table:formula="of:=ABS([.D37]-[.B37])/[.B37]*100" office:value-type="percentage" office:value="0.00179816339437209" calcext:value-type="percentage">
            <text:p>0.18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#</text:p>
          </table:table-cell>
          <table:table-cell table:style-name="ce3" table:formula="of:=[.B37]*POWER(2;1/12)" office:value-type="float" office:value="415.305387622233" calcext:value-type="float">
            <text:p>415.31</text:p>
          </table:table-cell>
          <table:table-cell table:formula="of:=INT([.$B$3]/[.B38]+0.5)" office:value-type="float" office:value="12039" calcext:value-type="float">
            <text:p>12039</text:p>
          </table:table-cell>
          <table:table-cell table:style-name="ce5" table:formula="of:=[.$B$3]/[.C38]" office:value-type="float" office:value="415.316886784617" calcext:value-type="float">
            <text:p>415.32</text:p>
          </table:table-cell>
          <table:table-cell table:style-name="ce7" table:formula="of:=ABS([.D38]-[.B38])/[.B38]*100" office:value-type="percentage" office:value="0.00276884498173205" calcext:value-type="percentage">
            <text:p>0.28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ce4" table:formula="of:=[.B38]*POWER(2;1/12)" office:value-type="float" office:value="440.000731074337" calcext:value-type="float">
            <text:p>440.00</text:p>
          </table:table-cell>
          <table:table-cell table:style-name="ce1" table:formula="of:=INT([.$B$3]/[.B39]+0.5)" office:value-type="float" office:value="11364" calcext:value-type="float">
            <text:p>11364</text:p>
          </table:table-cell>
          <table:table-cell table:style-name="ce6" table:formula="of:=[.$B$3]/[.C39]" office:value-type="float" office:value="439.985920450546" calcext:value-type="float">
            <text:p>439.99</text:p>
          </table:table-cell>
          <table:table-cell table:style-name="ce8" table:formula="of:=ABS([.D39]-[.B39])/[.B39]*100" office:value-type="percentage" office:value="0.00336604526892458" calcext:value-type="percentage">
            <text:p>0.34%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Default" office:value-type="string" calcext:value-type="string">
            <text:p>A#</text:p>
          </table:table-cell>
          <table:table-cell table:style-name="ce3" table:formula="of:=[.B39]*POWER(2;1/12)" office:value-type="float" office:value="466.164536064369" calcext:value-type="float">
            <text:p>466.16</text:p>
          </table:table-cell>
          <table:table-cell table:formula="of:=INT([.$B$3]/[.B40]+0.5)" office:value-type="float" office:value="10726" calcext:value-type="float">
            <text:p>10726</text:p>
          </table:table-cell>
          <table:table-cell table:style-name="ce5" table:formula="of:=[.$B$3]/[.C40]" office:value-type="float" office:value="466.157001678165" calcext:value-type="float">
            <text:p>466.16</text:p>
          </table:table-cell>
          <table:table-cell table:style-name="ce7" table:formula="of:=ABS([.D40]-[.B40])/[.B40]*100" office:value-type="percentage" office:value="0.00161625040543968" calcext:value-type="percentage">
            <text:p>0.16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ce3" table:formula="of:=[.B40]*POWER(2;1/12)" office:value-type="float" office:value="493.884121859322" calcext:value-type="float">
            <text:p>493.88</text:p>
          </table:table-cell>
          <table:table-cell table:formula="of:=INT([.$B$3]/[.B41]+0.5)" office:value-type="float" office:value="10124" calcext:value-type="float">
            <text:p>10124</text:p>
          </table:table-cell>
          <table:table-cell table:style-name="ce5" table:formula="of:=[.$B$3]/[.C41]" office:value-type="float" office:value="493.875938364283" calcext:value-type="float">
            <text:p>493.88</text:p>
          </table:table-cell>
          <table:table-cell table:style-name="ce7" table:formula="of:=ABS([.D41]-[.B41])/[.B41]*100" office:value-type="percentage" office:value="0.00165696661969663" calcext:value-type="percentage">
            <text:p>0.17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3" table:formula="of:=[.B41]*POWER(2;1/12)" office:value-type="float" office:value="523.252000000001" calcext:value-type="float">
            <text:p>523.25</text:p>
          </table:table-cell>
          <table:table-cell table:formula="of:=INT([.$B$3]/[.B42]+0.5)" office:value-type="float" office:value="9556" calcext:value-type="float">
            <text:p>9556</text:p>
          </table:table-cell>
          <table:table-cell table:style-name="ce5" table:formula="of:=[.$B$3]/[.C42]" office:value-type="float" office:value="523.231477605693" calcext:value-type="float">
            <text:p>523.23</text:p>
          </table:table-cell>
          <table:table-cell table:style-name="ce7" table:formula="of:=ABS([.D42]-[.B42])/[.B42]*100" office:value-type="percentage" office:value="0.00392208616649946" calcext:value-type="percentage">
            <text:p>0.39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#</text:p>
          </table:table-cell>
          <table:table-cell table:style-name="ce3" table:formula="of:=[.B42]*POWER(2;1/12)" office:value-type="float" office:value="554.366183049691" calcext:value-type="float">
            <text:p>554.37</text:p>
          </table:table-cell>
          <table:table-cell table:formula="of:=INT([.$B$3]/[.B43]+0.5)" office:value-type="float" office:value="9019" calcext:value-type="float">
            <text:p>9019</text:p>
          </table:table-cell>
          <table:table-cell table:style-name="ce5" table:formula="of:=[.$B$3]/[.C43]" office:value-type="float" office:value="554.385186827808" calcext:value-type="float">
            <text:p>554.39</text:p>
          </table:table-cell>
          <table:table-cell table:style-name="ce7" table:formula="of:=ABS([.D43]-[.B43])/[.B43]*100" office:value-type="percentage" office:value="0.00342801900590987" calcext:value-type="percentage">
            <text:p>0.34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43]*POWER(2;1/12)" office:value-type="float" office:value="587.330511701977" calcext:value-type="float">
            <text:p>587.33</text:p>
          </table:table-cell>
          <table:table-cell table:formula="of:=INT([.$B$3]/[.B44]+0.5)" office:value-type="float" office:value="8513" calcext:value-type="float">
            <text:p>8513</text:p>
          </table:table-cell>
          <table:table-cell table:style-name="ce5" table:formula="of:=[.$B$3]/[.C44]" office:value-type="float" office:value="587.337013978621" calcext:value-type="float">
            <text:p>587.34</text:p>
          </table:table-cell>
          <table:table-cell table:style-name="ce7" table:formula="of:=ABS([.D44]-[.B44])/[.B44]*100" office:value-type="percentage" office:value="0.00110708987777584" calcext:value-type="percentage">
            <text:p>0.11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44]*POWER(2;1/12)" office:value-type="float" office:value="622.255001339405" calcext:value-type="float">
            <text:p>622.26</text:p>
          </table:table-cell>
          <table:table-cell table:formula="of:=INT([.$B$3]/[.B45]+0.5)" office:value-type="float" office:value="8035" calcext:value-type="float">
            <text:p>8035</text:p>
          </table:table-cell>
          <table:table-cell table:style-name="ce5" table:formula="of:=[.$B$3]/[.C45]" office:value-type="float" office:value="622.277535780958" calcext:value-type="float">
            <text:p>622.28</text:p>
          </table:table-cell>
          <table:table-cell table:style-name="ce7" table:formula="of:=ABS([.D45]-[.B45])/[.B45]*100" office:value-type="percentage" office:value="0.00362141589944596" calcext:value-type="percentage">
            <text:p>0.36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3" table:formula="of:=[.B45]*POWER(2;1/12)" office:value-type="float" office:value="659.256209199593" calcext:value-type="float">
            <text:p>659.26</text:p>
          </table:table-cell>
          <table:table-cell table:formula="of:=INT([.$B$3]/[.B46]+0.5)" office:value-type="float" office:value="7584" calcext:value-type="float">
            <text:p>7584</text:p>
          </table:table-cell>
          <table:table-cell table:style-name="ce5" table:formula="of:=[.$B$3]/[.C46]" office:value-type="float" office:value="659.282700421941" calcext:value-type="float">
            <text:p>659.28</text:p>
          </table:table-cell>
          <table:table-cell table:style-name="ce7" table:formula="of:=ABS([.D46]-[.B46])/[.B46]*100" office:value-type="percentage" office:value="0.00401835007061201" calcext:value-type="percentage">
            <text:p>0.40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 </text:p>
          </table:table-cell>
          <table:table-cell table:style-name="ce3" table:formula="of:=[.B46]*POWER(2;1/12)" office:value-type="float" office:value="698.45762337418" calcext:value-type="float">
            <text:p>698.46</text:p>
          </table:table-cell>
          <table:table-cell table:formula="of:=INT([.$B$3]/[.B47]+0.5)" office:value-type="float" office:value="7159" calcext:value-type="float">
            <text:p>7159</text:p>
          </table:table-cell>
          <table:table-cell table:style-name="ce5" table:formula="of:=[.$B$3]/[.C47]" office:value-type="float" office:value="698.421567257997" calcext:value-type="float">
            <text:p>698.42</text:p>
          </table:table-cell>
          <table:table-cell table:style-name="ce7" table:formula="of:=ABS([.D47]-[.B47])/[.B47]*100" office:value-type="percentage" office:value="0.00516224821323865" calcext:value-type="percentage">
            <text:p>0.52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#</text:p>
          </table:table-cell>
          <table:table-cell table:style-name="ce3" table:formula="of:=[.B47]*POWER(2;1/12)" office:value-type="float" office:value="739.990074938848" calcext:value-type="float">
            <text:p>739.99</text:p>
          </table:table-cell>
          <table:table-cell table:formula="of:=INT([.$B$3]/[.B48]+0.5)" office:value-type="float" office:value="6757" calcext:value-type="float">
            <text:p>6757</text:p>
          </table:table-cell>
          <table:table-cell table:style-name="ce5" table:formula="of:=[.$B$3]/[.C48]" office:value-type="float" office:value="739.973360959006" calcext:value-type="float">
            <text:p>739.97</text:p>
          </table:table-cell>
          <table:table-cell table:style-name="ce7" table:formula="of:=ABS([.D48]-[.B48])/[.B48]*100" office:value-type="percentage" office:value="0.00225867621855073" calcext:value-type="percentage">
            <text:p>0.23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 </text:p>
          </table:table-cell>
          <table:table-cell table:style-name="ce3" table:formula="of:=[.B48]*POWER(2;1/12)" office:value-type="float" office:value="783.992174589879" calcext:value-type="float">
            <text:p>783.99</text:p>
          </table:table-cell>
          <table:table-cell table:formula="of:=INT([.$B$3]/[.B49]+0.5)" office:value-type="float" office:value="6378" calcext:value-type="float">
            <text:p>6378</text:p>
          </table:table-cell>
          <table:table-cell table:style-name="ce5" table:formula="of:=[.$B$3]/[.C49]" office:value-type="float" office:value="783.944810285356" calcext:value-type="float">
            <text:p>783.94</text:p>
          </table:table-cell>
          <table:table-cell table:style-name="ce7" table:formula="of:=ABS([.D49]-[.B49])/[.B49]*100" office:value-type="percentage" office:value="0.00604142567460955" calcext:value-type="percentage">
            <text:p>0.60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#</text:p>
          </table:table-cell>
          <table:table-cell table:style-name="ce3" table:formula="of:=[.B49]*POWER(2;1/12)" office:value-type="float" office:value="830.610775244466" calcext:value-type="float">
            <text:p>830.61</text:p>
          </table:table-cell>
          <table:table-cell table:formula="of:=INT([.$B$3]/[.B50]+0.5)" office:value-type="float" office:value="6020" calcext:value-type="float">
            <text:p>6020</text:p>
          </table:table-cell>
          <table:table-cell table:style-name="ce5" table:formula="of:=[.$B$3]/[.C50]" office:value-type="float" office:value="830.564784053156" calcext:value-type="float">
            <text:p>830.56</text:p>
          </table:table-cell>
          <table:table-cell table:style-name="ce7" table:formula="of:=ABS([.D50]-[.B50])/[.B50]*100" office:value-type="percentage" office:value="0.00553703282935428" calcext:value-type="percentage">
            <text:p>0.55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ce3" table:formula="of:=[.B50]*POWER(2;1/12)" office:value-type="float" office:value="880.001462148675" calcext:value-type="float">
            <text:p>880.00</text:p>
          </table:table-cell>
          <table:table-cell table:formula="of:=INT([.$B$3]/[.B51]+0.5)" office:value-type="float" office:value="5682" calcext:value-type="float">
            <text:p>5682</text:p>
          </table:table-cell>
          <table:table-cell table:style-name="ce5" table:formula="of:=[.$B$3]/[.C51]" office:value-type="float" office:value="879.971840901091" calcext:value-type="float">
            <text:p>879.97</text:p>
          </table:table-cell>
          <table:table-cell table:style-name="ce7" table:formula="of:=ABS([.D51]-[.B51])/[.B51]*100" office:value-type="percentage" office:value="0.00336604526897625" calcext:value-type="percentage">
            <text:p>0.34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#</text:p>
          </table:table-cell>
          <table:table-cell table:style-name="ce3" table:formula="of:=[.B51]*POWER(2;1/12)" office:value-type="float" office:value="932.329072128739" calcext:value-type="float">
            <text:p>932.33</text:p>
          </table:table-cell>
          <table:table-cell table:formula="of:=INT([.$B$3]/[.B52]+0.5)" office:value-type="float" office:value="5363" calcext:value-type="float">
            <text:p>5363</text:p>
          </table:table-cell>
          <table:table-cell table:style-name="ce5" table:formula="of:=[.$B$3]/[.C52]" office:value-type="float" office:value="932.31400335633" calcext:value-type="float">
            <text:p>932.31</text:p>
          </table:table-cell>
          <table:table-cell table:style-name="ce7" table:formula="of:=ABS([.D52]-[.B52])/[.B52]*100" office:value-type="percentage" office:value="0.00161625040548845" calcext:value-type="percentage">
            <text:p>0.16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ce3" table:formula="of:=[.B52]*POWER(2;1/12)" office:value-type="float" office:value="987.768243718645" calcext:value-type="float">
            <text:p>987.77</text:p>
          </table:table-cell>
          <table:table-cell table:formula="of:=INT([.$B$3]/[.B53]+0.5)" office:value-type="float" office:value="5062" calcext:value-type="float">
            <text:p>5062</text:p>
          </table:table-cell>
          <table:table-cell table:style-name="ce5" table:formula="of:=[.$B$3]/[.C53]" office:value-type="float" office:value="987.751876728566" calcext:value-type="float">
            <text:p>987.75</text:p>
          </table:table-cell>
          <table:table-cell table:style-name="ce7" table:formula="of:=ABS([.D53]-[.B53])/[.B53]*100" office:value-type="percentage" office:value="0.00165696661974267" calcext:value-type="percentage">
            <text:p>0.17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3" table:formula="of:=[.B53]*POWER(2;1/12)" office:value-type="float" office:value="1046.504" calcext:value-type="float">
            <text:p>1,046.50</text:p>
          </table:table-cell>
          <table:table-cell table:formula="of:=INT([.$B$3]/[.B54]+0.5)" office:value-type="float" office:value="4778" calcext:value-type="float">
            <text:p>4778</text:p>
          </table:table-cell>
          <table:table-cell table:style-name="ce5" table:formula="of:=[.$B$3]/[.C54]" office:value-type="float" office:value="1046.46295521139" calcext:value-type="float">
            <text:p>1046.46</text:p>
          </table:table-cell>
          <table:table-cell table:style-name="ce7" table:formula="of:=ABS([.D54]-[.B54])/[.B54]*100" office:value-type="percentage" office:value="0.00392208616654291" calcext:value-type="percentage">
            <text:p>0.39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#</text:p>
          </table:table-cell>
          <table:table-cell table:style-name="ce3" table:formula="of:=[.B54]*POWER(2;1/12)" office:value-type="float" office:value="1108.73236609938" calcext:value-type="float">
            <text:p>1,108.73</text:p>
          </table:table-cell>
          <table:table-cell table:formula="of:=INT([.$B$3]/[.B55]+0.5)" office:value-type="float" office:value="4510" calcext:value-type="float">
            <text:p>4510</text:p>
          </table:table-cell>
          <table:table-cell table:style-name="ce5" table:formula="of:=[.$B$3]/[.C55]" office:value-type="float" office:value="1108.64745011086" calcext:value-type="float">
            <text:p>1108.65</text:p>
          </table:table-cell>
          <table:table-cell table:style-name="ce7" table:formula="of:=ABS([.D55]-[.B55])/[.B55]*100" office:value-type="percentage" office:value="0.00765883554168354" calcext:value-type="percentage">
            <text:p>0.77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55]*POWER(2;1/12)" office:value-type="float" office:value="1174.66102340395" calcext:value-type="float">
            <text:p>1,174.66</text:p>
          </table:table-cell>
          <table:table-cell table:formula="of:=INT([.$B$3]/[.B56]+0.5)" office:value-type="float" office:value="4257" calcext:value-type="float">
            <text:p>4257</text:p>
          </table:table-cell>
          <table:table-cell table:style-name="ce5" table:formula="of:=[.$B$3]/[.C56]" office:value-type="float" office:value="1174.53605825699" calcext:value-type="float">
            <text:p>1174.54</text:p>
          </table:table-cell>
          <table:table-cell table:style-name="ce7" table:formula="of:=ABS([.D56]-[.B56])/[.B56]*100" office:value-type="percentage" office:value="0.0106384007365227" calcext:value-type="percentage">
            <text:p>1.06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56]*POWER(2;1/12)" office:value-type="float" office:value="1244.51000267881" calcext:value-type="float">
            <text:p>1,244.51</text:p>
          </table:table-cell>
          <table:table-cell table:formula="of:=INT([.$B$3]/[.B57]+0.5)" office:value-type="float" office:value="4018" calcext:value-type="float">
            <text:p>4018</text:p>
          </table:table-cell>
          <table:table-cell table:style-name="ce5" table:formula="of:=[.$B$3]/[.C57]" office:value-type="float" office:value="1244.40019910403" calcext:value-type="float">
            <text:p>1244.40</text:p>
          </table:table-cell>
          <table:table-cell table:style-name="ce7" table:formula="of:=ABS([.D57]-[.B57])/[.B57]*100" office:value-type="percentage" office:value="0.00882303674069458" calcext:value-type="percentage">
            <text:p>0.88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3" table:formula="of:=[.B57]*POWER(2;1/12)" office:value-type="float" office:value="1318.51241839919" calcext:value-type="float">
            <text:p>1,318.51</text:p>
          </table:table-cell>
          <table:table-cell table:formula="of:=INT([.$B$3]/[.B58]+0.5)" office:value-type="float" office:value="3792" calcext:value-type="float">
            <text:p>3792</text:p>
          </table:table-cell>
          <table:table-cell table:style-name="ce5" table:formula="of:=[.$B$3]/[.C58]" office:value-type="float" office:value="1318.56540084388" calcext:value-type="float">
            <text:p>1318.57</text:p>
          </table:table-cell>
          <table:table-cell table:style-name="ce7" table:formula="of:=ABS([.D58]-[.B58])/[.B58]*100" office:value-type="percentage" office:value="0.00401835007056028" calcext:value-type="percentage">
            <text:p>0.40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 </text:p>
          </table:table-cell>
          <table:table-cell table:style-name="ce3" table:formula="of:=[.B58]*POWER(2;1/12)" office:value-type="float" office:value="1396.91524674836" calcext:value-type="float">
            <text:p>1,396.92</text:p>
          </table:table-cell>
          <table:table-cell table:formula="of:=INT([.$B$3]/[.B59]+0.5)" office:value-type="float" office:value="3579" calcext:value-type="float">
            <text:p>3579</text:p>
          </table:table-cell>
          <table:table-cell table:style-name="ce5" table:formula="of:=[.$B$3]/[.C59]" office:value-type="float" office:value="1397.03827884884" calcext:value-type="float">
            <text:p>1397.04</text:p>
          </table:table-cell>
          <table:table-cell table:style-name="ce7" table:formula="of:=ABS([.D59]-[.B59])/[.B59]*100" office:value-type="percentage" office:value="0.0088074133893695" calcext:value-type="percentage">
            <text:p>0.88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#</text:p>
          </table:table-cell>
          <table:table-cell table:style-name="ce3" table:formula="of:=[.B59]*POWER(2;1/12)" office:value-type="float" office:value="1479.9801498777" calcext:value-type="float">
            <text:p>1,479.98</text:p>
          </table:table-cell>
          <table:table-cell table:formula="of:=INT([.$B$3]/[.B60]+0.5)" office:value-type="float" office:value="3378" calcext:value-type="float">
            <text:p>3378</text:p>
          </table:table-cell>
          <table:table-cell table:style-name="ce5" table:formula="of:=[.$B$3]/[.C60]" office:value-type="float" office:value="1480.1657785672" calcext:value-type="float">
            <text:p>1480.17</text:p>
          </table:table-cell>
          <table:table-cell table:style-name="ce7" table:formula="of:=ABS([.D60]-[.B60])/[.B60]*100" office:value-type="percentage" office:value="0.0125426472455517" calcext:value-type="percentage">
            <text:p>1.25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 </text:p>
          </table:table-cell>
          <table:table-cell table:style-name="ce3" table:formula="of:=[.B60]*POWER(2;1/12)" office:value-type="float" office:value="1567.98434917976" calcext:value-type="float">
            <text:p>1,567.98</text:p>
          </table:table-cell>
          <table:table-cell table:formula="of:=INT([.$B$3]/[.B61]+0.5)" office:value-type="float" office:value="3189" calcext:value-type="float">
            <text:p>3189</text:p>
          </table:table-cell>
          <table:table-cell table:style-name="ce5" table:formula="of:=[.$B$3]/[.C61]" office:value-type="float" office:value="1567.88962057071" calcext:value-type="float">
            <text:p>1567.89</text:p>
          </table:table-cell>
          <table:table-cell table:style-name="ce7" table:formula="of:=ABS([.D61]-[.B61])/[.B61]*100" office:value-type="percentage" office:value="0.00604142567466755" calcext:value-type="percentage">
            <text:p>0.60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#</text:p>
          </table:table-cell>
          <table:table-cell table:style-name="ce3" table:formula="of:=[.B61]*POWER(2;1/12)" office:value-type="float" office:value="1661.22155048893" calcext:value-type="float">
            <text:p>1,661.22</text:p>
          </table:table-cell>
          <table:table-cell table:formula="of:=INT([.$B$3]/[.B62]+0.5)" office:value-type="float" office:value="3010" calcext:value-type="float">
            <text:p>3010</text:p>
          </table:table-cell>
          <table:table-cell table:style-name="ce5" table:formula="of:=[.$B$3]/[.C62]" office:value-type="float" office:value="1661.12956810631" calcext:value-type="float">
            <text:p>1661.13</text:p>
          </table:table-cell>
          <table:table-cell table:style-name="ce7" table:formula="of:=ABS([.D62]-[.B62])/[.B62]*100" office:value-type="percentage" office:value="0.00553703282940903" calcext:value-type="percentage">
            <text:p>0.55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ce3" table:formula="of:=[.B62]*POWER(2;1/12)" office:value-type="float" office:value="1760.00292429735" calcext:value-type="float">
            <text:p>1,760.00</text:p>
          </table:table-cell>
          <table:table-cell table:formula="of:=INT([.$B$3]/[.B63]+0.5)" office:value-type="float" office:value="2841" calcext:value-type="float">
            <text:p>2841</text:p>
          </table:table-cell>
          <table:table-cell table:style-name="ce5" table:formula="of:=[.$B$3]/[.C63]" office:value-type="float" office:value="1759.94368180218" calcext:value-type="float">
            <text:p>1759.94</text:p>
          </table:table-cell>
          <table:table-cell table:style-name="ce7" table:formula="of:=ABS([.D63]-[.B63])/[.B63]*100" office:value-type="percentage" office:value="0.00336604526902793" calcext:value-type="percentage">
            <text:p>0.34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#</text:p>
          </table:table-cell>
          <table:table-cell table:style-name="ce3" table:formula="of:=[.B63]*POWER(2;1/12)" office:value-type="float" office:value="1864.65814425748" calcext:value-type="float">
            <text:p>1,864.66</text:p>
          </table:table-cell>
          <table:table-cell table:formula="of:=INT([.$B$3]/[.B64]+0.5)" office:value-type="float" office:value="2681" calcext:value-type="float">
            <text:p>2681</text:p>
          </table:table-cell>
          <table:table-cell table:style-name="ce5" table:formula="of:=[.$B$3]/[.C64]" office:value-type="float" office:value="1864.97575531518" calcext:value-type="float">
            <text:p>1864.98</text:p>
          </table:table-cell>
          <table:table-cell table:style-name="ce7" table:formula="of:=ABS([.D64]-[.B64])/[.B64]*100" office:value-type="percentage" office:value="0.0170332057208359" calcext:value-type="percentage">
            <text:p>1.70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ce3" table:formula="of:=[.B64]*POWER(2;1/12)" office:value-type="float" office:value="1975.53648743729" calcext:value-type="float">
            <text:p>1,975.54</text:p>
          </table:table-cell>
          <table:table-cell table:formula="of:=INT([.$B$3]/[.B65]+0.5)" office:value-type="float" office:value="2531" calcext:value-type="float">
            <text:p>2531</text:p>
          </table:table-cell>
          <table:table-cell table:style-name="ce5" table:formula="of:=[.$B$3]/[.C65]" office:value-type="float" office:value="1975.50375345713" calcext:value-type="float">
            <text:p>1975.50</text:p>
          </table:table-cell>
          <table:table-cell table:style-name="ce7" table:formula="of:=ABS([.D65]-[.B65])/[.B65]*100" office:value-type="percentage" office:value="0.00165696661980022" calcext:value-type="percentage">
            <text:p>0.17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3" table:formula="of:=[.B65]*POWER(2;1/12)" office:value-type="float" office:value="2093.008" calcext:value-type="float">
            <text:p>2,093.01</text:p>
          </table:table-cell>
          <table:table-cell table:formula="of:=INT([.$B$3]/[.B66]+0.5)" office:value-type="float" office:value="2389" calcext:value-type="float">
            <text:p>2389</text:p>
          </table:table-cell>
          <table:table-cell table:style-name="ce5" table:formula="of:=[.$B$3]/[.C66]" office:value-type="float" office:value="2092.92591042277" calcext:value-type="float">
            <text:p>2092.93</text:p>
          </table:table-cell>
          <table:table-cell table:style-name="ce7" table:formula="of:=ABS([.D66]-[.B66])/[.B66]*100" office:value-type="percentage" office:value="0.00392208616660809" calcext:value-type="percentage">
            <text:p>0.39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#</text:p>
          </table:table-cell>
          <table:table-cell table:style-name="ce3" table:formula="of:=[.B66]*POWER(2;1/12)" office:value-type="float" office:value="2217.46473219876" calcext:value-type="float">
            <text:p>2,217.46</text:p>
          </table:table-cell>
          <table:table-cell table:formula="of:=INT([.$B$3]/[.B67]+0.5)" office:value-type="float" office:value="2255" calcext:value-type="float">
            <text:p>2255</text:p>
          </table:table-cell>
          <table:table-cell table:style-name="ce5" table:formula="of:=[.$B$3]/[.C67]" office:value-type="float" office:value="2217.29490022173" calcext:value-type="float">
            <text:p>2217.29</text:p>
          </table:table-cell>
          <table:table-cell table:style-name="ce7" table:formula="of:=ABS([.D67]-[.B67])/[.B67]*100" office:value-type="percentage" office:value="0.00765883554174506" calcext:value-type="percentage">
            <text:p>0.77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67]*POWER(2;1/12)" office:value-type="float" office:value="2349.32204680791" calcext:value-type="float">
            <text:p>2,349.32</text:p>
          </table:table-cell>
          <table:table-cell table:formula="of:=INT([.$B$3]/[.B68]+0.5)" office:value-type="float" office:value="2128" calcext:value-type="float">
            <text:p>2128</text:p>
          </table:table-cell>
          <table:table-cell table:style-name="ce5" table:formula="of:=[.$B$3]/[.C68]" office:value-type="float" office:value="2349.62406015038" calcext:value-type="float">
            <text:p>2349.62</text:p>
          </table:table-cell>
          <table:table-cell table:style-name="ce7" table:formula="of:=ABS([.D68]-[.B68])/[.B68]*100" office:value-type="percentage" office:value="0.0128553402406656" calcext:value-type="percentage">
            <text:p>1.29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#</text:p>
          </table:table-cell>
          <table:table-cell table:style-name="ce3" table:formula="of:=[.B68]*POWER(2;1/12)" office:value-type="float" office:value="2489.02000535762" calcext:value-type="float">
            <text:p>2,489.02</text:p>
          </table:table-cell>
          <table:table-cell table:formula="of:=INT([.$B$3]/[.B69]+0.5)" office:value-type="float" office:value="2009" calcext:value-type="float">
            <text:p>2009</text:p>
          </table:table-cell>
          <table:table-cell table:style-name="ce5" table:formula="of:=[.$B$3]/[.C69]" office:value-type="float" office:value="2488.80039820806" calcext:value-type="float">
            <text:p>2488.80</text:p>
          </table:table-cell>
          <table:table-cell table:style-name="ce7" table:formula="of:=ABS([.D69]-[.B69])/[.B69]*100" office:value-type="percentage" office:value="0.00882303674076765" calcext:value-type="percentage">
            <text:p>0.88%</text:p>
          </table:table-cell>
          <table:table-cell table:number-columns-repeated="1019"/>
        </table:table-row>
        <table:table-row table:style-name="ro1" table:number-rows-repeated="8">
          <table:table-cell table:style-name="Default"/>
          <table:table-cell/>
          <table:table-cell table:style-name="ce5"/>
          <table:table-cell table:style-name="ce7"/>
          <table:table-cell table:number-columns-repeated="1020"/>
        </table:table-row>
        <table:table-row table:style-name="ro1" table:number-rows-repeated="3">
          <table:table-cell table:style-name="ce3"/>
          <table:table-cell/>
          <table:table-cell table:style-name="ce5"/>
          <table:table-cell table:style-name="ce7"/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7" style:display-name="Accent 1 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8" style:display-name="Accent 2 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9" style:display-name="Accent 3 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6" style:display-name="Accen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10" style:display-name="Error 10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1" style:display-name="Excel Built-in Bad 11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2" style:display-name="Excel Built-in Good 12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3" style:display-name="Excel Built-in 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4" style:display-name="Excel Built-in 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5" style:display-name="Excel Built-in 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6" style:display-name="Excel Built-in 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17" style:display-name="Footnote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8" style:display-name="Head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9" style:display-name="Hyperlink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19" style:display-name="Status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20" style:display-name="Status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0" style:display-name="Tex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1" style:display-name="Tex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1" style:display-name="Warning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2" style:display-name="Warning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2.836cm" fo:margin-left="0cm" fo:margin-right="0cm" fo:margin-bottom="2.448cm"/>
      </style:header-style>
      <style:footer-style>
        <style:header-footer-properties fo:min-height="2.836cm" fo:margin-left="0cm" fo:margin-right="0cm" fo:margin-top="2.448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20:40:28.009206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cycles>7</meta:editing-cycles>
    <meta:creation-date>2020-03-02T08:12:55</meta:creation-date>
    <dc:date>2020-03-26T20:44:21.636467237</dc:date>
    <meta:editing-duration>PT28M53S</meta:editing-duration>
    <meta:generator>LibreOffice/6.4.2.2$Linux_X86_64 LibreOffice_project/40$Build-2</meta:generator>
    <meta:document-statistic meta:table-count="1" meta:cell-count="334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GB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8b8b8b"/>
    </style:style>
    <style:style style:name="ch7" style:family="chart" style:data-style-name="N11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4.703cm" svg:height="16.409cm" xlink:href=".." xlink:type="simple" chart:class="chart:bar" chart:style-name="ch1">
        <chart:title svg:x="4.246cm" svg:y="0.464cm" chart:style-name="ch2">
          <text:p>Error % in standard notes over audible range</text:p>
        </chart:title>
        <chart:plot-area chart:style-name="ch3" table:cell-range-address="Sheet1.E6:Sheet1.E69" svg:x="0.494cm" svg:y="1.915cm" svg:width="23.715cm" svg:height="14.166cm">
          <chartooo:coordinate-region svg:x="1.653cm" svg:y="1.915cm" svg:width="22.556cm" svg:height="13.2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6:Sheet1.E69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215000006039638">
                <text:p>0.00000215000006039638</text:p>
                <draw:g>
                  <svg:desc>Sheet1.E6:Sheet1.E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5607488599208">
                <text:p>0.00065607488599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61247352698455">
                <text:p>0.000361247352698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10012352218004">
                <text:p>0.000510012352218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721912771394004">
                <text:p>0.000721912771394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759175179909976">
                <text:p>0.0000759175179909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08750377645472">
                <text:p>0.000408750377645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61849113408058">
                <text:p>0.000161849113408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92246172821032">
                <text:p>0.000692246172821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03385942402429">
                <text:p>0.00103385942402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714551257691938">
                <text:p>0.000714551257691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812433134261755">
                <text:p>0.000812433134261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0596294440962">
                <text:p>0.00130596294440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656074885951064">
                <text:p>0.000656074885951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0708987785326">
                <text:p>0.00110708987785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510012352181464">
                <text:p>0.000510012352181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721912771359514">
                <text:p>0.0007219127713595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67019870200563">
                <text:p>0.001670198702005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44124391042925">
                <text:p>0.00144124391042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79816339441559">
                <text:p>0.001798163394415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38426639514839">
                <text:p>0.00138426639514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3385942398554">
                <text:p>0.00103385942398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6162504053909">
                <text:p>0.0016162504053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65696661965059">
                <text:p>0.00165696661965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31029716849403">
                <text:p>0.00131029716849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11571557018842">
                <text:p>0.00211571557018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10708987781455">
                <text:p>0.00110708987781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60119759163594">
                <text:p>0.002601197591635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57430721395822">
                <text:p>0.00257430721395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82209471840791">
                <text:p>0.00182209471840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25867621852001">
                <text:p>0.00225867621852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79816339437209">
                <text:p>0.00179816339437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76884498173205">
                <text:p>0.00276884498173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36604526892458">
                <text:p>0.003366045268924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61625040543968">
                <text:p>0.00161625040543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65696661969663">
                <text:p>0.001656966619696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92208616649946">
                <text:p>0.00392208616649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42801900590987">
                <text:p>0.003428019005909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10708987777584">
                <text:p>0.001107089877775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62141589944596">
                <text:p>0.003621415899445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01835007061201">
                <text:p>0.00401835007061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16224821323865">
                <text:p>0.00516224821323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25867621855073">
                <text:p>0.00225867621855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04142567460955">
                <text:p>0.00604142567460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53703282935428">
                <text:p>0.005537032829354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36604526897625">
                <text:p>0.00336604526897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1625040548845">
                <text:p>0.001616250405488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65696661974267">
                <text:p>0.001656966619742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92208616654291">
                <text:p>0.00392208616654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65883554168354">
                <text:p>0.007658835541683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6384007365227">
                <text:p>0.0106384007365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882303674069458">
                <text:p>0.008823036740694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01835007056028">
                <text:p>0.004018350070560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8074133893695">
                <text:p>0.00880741338936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25426472455517">
                <text:p>0.01254264724555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604142567466755">
                <text:p>0.00604142567466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53703282940903">
                <text:p>0.005537032829409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36604526902793">
                <text:p>0.003366045269027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70332057208359">
                <text:p>0.0170332057208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65696661980022">
                <text:p>0.001656966619800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92208616660809">
                <text:p>0.003922086166608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765883554174506">
                <text:p>0.007658835541745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8553402406656">
                <text:p>0.01285534024066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882303674076765">
                <text:p>0.00882303674076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